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color="#00a933" draw:fill-color="#00a933" draw:textarea-horizontal-align="justify" draw:textarea-vertical-align="middle" draw:auto-grow-height="false" fo:min-height="13.72cm" fo:min-width="13.47cm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-color="#00a933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13.97cm" svg:x="1.93cm" svg:y="19.075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13.97cm" svg:height="13.97cm" svg:x="1.93cm" svg:y="1.93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13.97cm" svg:height="13.97cm" svg:x="1.93cm" svg:y="10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04T14:16:19.334000000</dc:date>
    <meta:editing-duration>PT1H1M35S</meta:editing-duration>
    <meta:editing-cycles>10</meta:editing-cycles>
    <meta:generator>LibreOffice/7.5.0.3$Windows_X86_64 LibreOffice_project/c21113d003cd3efa8c53188764377a8272d9d6de</meta:generator>
    <meta:document-statistic meta:object-count="5"/>
  </office:meta>
</office:document-meta>
</file>